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bb774" officeooo:paragraph-rsid="001bb774" style:font-weight-asian="bold" style:font-weight-complex="bold"/>
    </style:style>
    <style:style style:name="P2" style:family="paragraph" style:parent-style-name="Standard">
      <style:paragraph-properties fo:line-height="115%"/>
      <style:text-properties fo:font-size="14pt" officeooo:rsid="001bb774" officeooo:paragraph-rsid="001bb774" style:font-size-asian="14pt" style:font-size-complex="14pt"/>
    </style:style>
    <style:style style:name="P3" style:family="paragraph" style:parent-style-name="Standard">
      <style:paragraph-properties fo:line-height="115%"/>
      <style:text-properties fo:font-size="14pt" officeooo:rsid="001befcd" officeooo:paragraph-rsid="001befcd" style:font-size-asian="14pt" style:font-size-complex="14pt"/>
    </style:style>
    <style:style style:name="P4" style:family="paragraph" style:parent-style-name="Standard">
      <style:paragraph-properties fo:line-height="115%"/>
      <style:text-properties fo:font-size="14pt" officeooo:rsid="001befcd" officeooo:paragraph-rsid="002257a0" style:font-size-asian="14pt" style:font-size-complex="14pt"/>
    </style:style>
    <style:style style:name="P5" style:family="paragraph" style:parent-style-name="List_20_Paragraph" style:list-style-name="L3">
      <style:paragraph-properties fo:margin-top="0in" fo:margin-bottom="0in" style:contextual-spacing="true" fo:line-height="100%" fo:text-align="start" style:justify-single-word="false" fo:orphans="0" fo:widows="0" fo:hyphenation-ladder-count="no-limit"/>
      <style:text-properties fo:font-size="14pt" officeooo:rsid="001befcd" officeooo:paragraph-rsid="0022c235" style:font-size-asian="14pt" style:font-size-complex="14pt" fo:hyphenate="false" fo:hyphenation-remain-char-count="2" fo:hyphenation-push-char-count="2" loext:hyphenation-no-caps="false"/>
    </style:style>
    <style:style style:name="P6" style:family="paragraph" style:parent-style-name="List_20_Paragraph" style:list-style-name="L3">
      <style:paragraph-properties fo:margin-top="0in" fo:margin-bottom="0in" style:contextual-spacing="true" fo:line-height="100%" fo:text-align="start" style:justify-single-word="false" fo:orphans="0" fo:widows="0" fo:hyphenation-ladder-count="no-limit"/>
      <style:text-properties fo:font-size="14pt" fo:language="en" fo:country="US" officeooo:paragraph-rsid="0022c235" style:letter-kerning="false" style:font-name-asian="Calibri1" style:font-size-asian="14pt" style:language-asian="en" style:country-asian="US" style:font-name-complex="F" style:font-size-complex="14pt" style:language-complex="ar" style:country-complex="SA" fo:hyphenate="false" fo:hyphenation-remain-char-count="2" fo:hyphenation-push-char-count="2" loext:hyphenation-no-caps="false"/>
    </style:style>
    <style:style style:name="P7" style:family="paragraph" style:parent-style-name="List_20_Paragraph" style:list-style-name="L4">
      <style:paragraph-properties fo:margin-top="0in" fo:margin-bottom="0in" style:contextual-spacing="true" fo:line-height="100%" fo:text-align="start" style:justify-single-word="false" fo:orphans="0" fo:widows="0" fo:hyphenation-ladder-count="no-limit"/>
      <style:text-properties fo:font-size="14pt" fo:language="en" fo:country="US" officeooo:paragraph-rsid="0022c235" style:letter-kerning="false" style:font-name-asian="Calibri1" style:font-size-asian="14pt" style:language-asian="en" style:country-asian="US" style:font-name-complex="F" style:font-size-complex="14pt" style:language-complex="ar" style:country-complex="SA" fo:hyphenate="false" fo:hyphenation-remain-char-count="2" fo:hyphenation-push-char-count="2" loext:hyphenation-no-caps="false"/>
    </style:style>
    <style:style style:name="P8" style:family="paragraph" style:parent-style-name="List_20_Paragraph" style:list-style-name="L4">
      <style:paragraph-properties fo:margin-top="0in" fo:margin-bottom="0in" style:contextual-spacing="true" fo:line-height="100%" fo:text-align="start" style:justify-single-word="false" fo:orphans="0" fo:widows="0" fo:hyphenation-ladder-count="no-limit"/>
      <style:text-properties fo:font-size="14pt" fo:language="en" fo:country="US" officeooo:rsid="001befcd" officeooo:paragraph-rsid="0022c235" style:letter-kerning="false" style:font-name-asian="Calibri1" style:font-size-asian="14pt" style:language-asian="en" style:country-asian="US" style:font-name-complex="F" style:font-size-complex="14pt" style:language-complex="ar" style:country-complex="SA" fo:hyphenate="false" fo:hyphenation-remain-char-count="2" fo:hyphenation-push-char-count="2" loext:hyphenation-no-caps="false"/>
    </style:style>
    <style:style style:name="P9" style:family="paragraph" style:parent-style-name="Standard" style:list-style-name="L1">
      <style:paragraph-properties fo:line-height="115%"/>
      <style:text-properties officeooo:paragraph-rsid="0022c235"/>
    </style:style>
    <style:style style:name="P10" style:family="paragraph" style:parent-style-name="Standard">
      <style:paragraph-properties fo:line-height="115%"/>
      <style:text-properties fo:font-size="14pt" officeooo:rsid="001bb774" officeooo:paragraph-rsid="001bb774" style:font-size-asian="14pt" style:font-size-complex="14pt"/>
    </style:style>
    <style:style style:name="P11" style:family="paragraph" style:parent-style-name="Standard">
      <style:paragraph-properties fo:line-height="115%"/>
      <style:text-properties fo:font-size="14pt" officeooo:rsid="001bb774" officeooo:paragraph-rsid="0022c235" style:font-size-asian="14pt" style:font-size-complex="14pt"/>
    </style:style>
    <style:style style:name="P12" style:family="paragraph" style:parent-style-name="Standard" style:list-style-name="L2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4pt" officeooo:rsid="001bb774" officeooo:paragraph-rsid="0022c235" style:font-size-asian="14pt" style:font-size-complex="14pt" fo:hyphenate="false" fo:hyphenation-remain-char-count="2" fo:hyphenation-push-char-count="2" loext:hyphenation-no-caps="false"/>
    </style:style>
    <style:style style:name="P13" style:family="paragraph" style:parent-style-name="Standard" style:list-style-name="L2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4pt" officeooo:paragraph-rsid="0022c235" style:font-size-asian="14pt" style:font-size-complex="14pt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line-height="115%"/>
      <style:text-properties fo:font-size="14pt" officeooo:rsid="001befcd" officeooo:paragraph-rsid="0022c235" style:font-size-asian="14pt" style:font-size-complex="14pt"/>
    </style:style>
    <style:style style:name="P15" style:family="paragraph" style:parent-style-name="Standard" style:list-style-name="L6">
      <style:paragraph-properties fo:line-height="115%"/>
      <style:text-properties fo:font-size="14pt" officeooo:rsid="001befcd" officeooo:paragraph-rsid="001befcd" style:font-size-asian="14pt" style:font-size-complex="14pt"/>
    </style:style>
    <style:style style:name="P16" style:family="paragraph" style:parent-style-name="Standard" style:list-style-name="L2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4pt" fo:language="en" fo:country="US" officeooo:paragraph-rsid="0022c235" style:letter-kerning="false" style:font-name-asian="Calibri1" style:font-size-asian="14pt" style:language-asian="en" style:country-asian="US" style:font-name-complex="F" style:font-size-complex="14pt" style:language-complex="ar" style:country-complex="SA" fo:hyphenate="false" fo:hyphenation-remain-char-count="2" fo:hyphenation-push-char-count="2" loext:hyphenation-no-caps="false"/>
    </style:style>
    <style:style style:name="T1" style:family="text">
      <style:text-properties officeooo:rsid="001bbfa3"/>
    </style:style>
    <style:style style:name="T2" style:family="text">
      <style:text-properties officeooo:rsid="001be5d6"/>
    </style:style>
    <style:style style:name="T3" style:family="text">
      <style:text-properties officeooo:rsid="001d9da4"/>
    </style:style>
    <style:style style:name="T4" style:family="text">
      <style:text-properties officeooo:rsid="001f34ba"/>
    </style:style>
    <style:style style:name="T5" style:family="text">
      <style:text-properties officeooo:rsid="00222d52"/>
    </style:style>
    <style:style style:name="T6" style:family="text">
      <style:text-properties officeooo:rsid="002257a0"/>
    </style:style>
    <style:style style:name="T7" style:family="text">
      <style:text-properties officeooo:rsid="0022c235"/>
    </style:style>
    <style:style style:name="T8" style:family="text">
      <style:text-properties fo:font-size="14pt" fo:language="en" fo:country="US" officeooo:rsid="0022c235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T9" style:family="text">
      <style:text-properties fo:font-size="14pt" fo:language="en" fo:country="US" officeooo:rsid="0022c235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T10" style:family="text">
      <style:text-properties fo:font-size="14pt" fo:language="en" fo:country="US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T11" style:family="text">
      <style:text-properties fo:font-size="14pt" fo:language="en" fo:country="US" officeooo:rsid="001bb774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T12" style:family="text">
      <style:text-properties fo:language="en" fo:country="US" style:letter-kerning="false" style:font-name-asian="Calibri1" style:language-asian="en" style:country-asian="US" style:font-name-complex="F" style:language-complex="ar" style:country-complex="SA"/>
    </style:style>
    <style:style style:name="T13" style:family="text">
      <style:text-properties fo:language="en" fo:country="US" officeooo:rsid="0022c235" style:letter-kerning="false" style:font-name-asian="Calibri1" style:language-asian="en" style:country-asian="US" style:font-name-complex="F" style:language-complex="ar" style:country-complex="SA"/>
    </style:style>
    <style:style style:name="T14" style:family="text">
      <style:text-properties fo:language="en" fo:country="US" style:letter-kerning="false" style:font-name-asian="Calibri1" style:language-asian="en" style:country-asian="US" style:font-name-complex="Calibri1" style:language-complex="ar" style:country-complex="SA"/>
    </style:style>
    <style:style style:name="T15" style:family="text">
      <style:text-properties fo:language="en" fo:country="US" officeooo:rsid="0022c235" style:letter-kerning="false" style:font-name-asian="Calibri1" style:language-asian="en" style:country-asian="US" style:font-name-complex="Calibri1" style:language-complex="ar" style:country-complex="SA"/>
    </style:style>
    <style:style style:name="T16" style:family="text">
      <style:text-properties fo:font-variant="normal" fo:text-transform="none" fo:color="#000000" loext:opacity="100%" fo:letter-spacing="normal" fo:language="en" fo:country="US" fo:font-style="normal" fo:font-weight="normal" style:letter-kerning="false" style:font-name-asian="Calibri1" style:language-asian="en" style:country-asian="US" style:font-style-asian="normal" style:font-weight-asian="normal" style:font-name-complex="F" style:language-complex="ar" style:country-complex="SA"/>
    </style:style>
    <style:style style:name="T17" style:family="text">
      <style:text-properties fo:font-variant="normal" fo:text-transform="none" fo:color="#000000" loext:opacity="100%" fo:letter-spacing="normal" fo:language="en" fo:country="US" style:letter-kerning="false" style:font-name-asian="Calibri1" style:language-asian="en" style:country-asian="US" style:font-name-complex="F" style:language-complex="ar" style:country-complex="SA"/>
    </style:style>
    <style:style style:name="T18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736in" fo:text-indent="-0.25in" fo:margin-left="0.5736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8236in" fo:text-indent="-0.25in" fo:margin-left="0.8236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736in" fo:text-indent="-0.25in" fo:margin-left="1.0736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3236in" fo:text-indent="-0.25in" fo:margin-left="1.3236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736in" fo:text-indent="-0.25in" fo:margin-left="1.5736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8236in" fo:text-indent="-0.25in" fo:margin-left="1.8236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736in" fo:text-indent="-0.25in" fo:margin-left="2.0736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3236in" fo:text-indent="-0.25in" fo:margin-left="2.3236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736in" fo:text-indent="-0.25in" fo:margin-left="2.5736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8236in" fo:text-indent="-0.25in" fo:margin-left="2.8236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736in" fo:text-indent="-0.25in" fo:margin-left="0.5736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8236in" fo:text-indent="-0.25in" fo:margin-left="0.8236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736in" fo:text-indent="-0.25in" fo:margin-left="1.0736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3236in" fo:text-indent="-0.25in" fo:margin-left="1.3236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736in" fo:text-indent="-0.25in" fo:margin-left="1.5736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8236in" fo:text-indent="-0.25in" fo:margin-left="1.8236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736in" fo:text-indent="-0.25in" fo:margin-left="2.0736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3236in" fo:text-indent="-0.25in" fo:margin-left="2.3236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736in" fo:text-indent="-0.25in" fo:margin-left="2.5736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8236in" fo:text-indent="-0.25in" fo:margin-left="2.8236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ACHE POI</text:p>
      <text:p text:style-name="P11">- <text:span text:style-name="T7">Support format:</text:span></text:p>
      <text:list xml:id="list405921155" text:style-name="L1">
        <text:list-item>
          <text:p text:style-name="P9"><text:span text:style-name="T8">Microsoft Excel</text:span><text:span text:style-name="T9">: XLS, XLSX</text:span></text:p>
        </text:list-item>
        <text:list-item>
          <text:p text:style-name="P9"><text:span text:style-name="T10">Document: DOC, DOCX</text:span></text:p>
        </text:list-item>
        <text:list-item>
          <text:p text:style-name="P9"><text:span text:style-name="T11">Powerpoint: PPT, PPTX</text:span></text:p>
        </text:list-item>
      </text:list>
      <text:p text:style-name="P2">-<text:span text:style-name="T2">Version: 3.5 or later.</text:span></text:p>
      <text:p text:style-name="P2">- <text:span text:style-name="T7">Features:</text:span></text:p>
      <text:list xml:id="list2033269778" text:style-name="L2">
        <text:list-item>
          <text:p text:style-name="P13"><text:span text:style-name="T16">Read, write and modify excel spreadsheets.</text:span><text:span text:style-name="T12"> </text:span></text:p>
        </text:list-item>
        <text:list-item>
          <text:p text:style-name="P16"><text:span text:style-name="T18">Support for additional excel features: working with Formulas, creating cell styles.</text:span></text:p>
        </text:list-item>
        <text:list-item>
          <text:p text:style-name="P13"><text:span text:style-name="T16">Extract property sets of the MS-Office files.</text:span><text:span text:style-name="T12"> </text:span></text:p>
        </text:list-item>
        <text:list-item>
          <text:p text:style-name="P13"><text:span text:style-name="T16">Read and write docx </text:span><text:span text:style-name="T18">extension files of MS-Word. </text:span></text:p>
        </text:list-item>
        <text:list-item>
          <text:p text:style-name="P13"><text:span text:style-name="T16">Read, create, and edit PowerPoint presentations.</text:span><text:span text:style-name="T12"> </text:span></text:p>
        </text:list-item>
        <text:list-item>
          <text:p text:style-name="P12"><text:span text:style-name="T16">Read and write MS-Publisher</text:span><text:span text:style-name="T17"> </text:span><text:span text:style-name="T16">files.</text:span><text:span text:style-name="T12"> </text:span></text:p>
        </text:list-item>
      </text:list>
      <text:p text:style-name="P14">- Advantages:</text:p>
      <text:list xml:id="list1447230308" text:style-name="L3">
        <text:list-item>
          <text:p text:style-name="P6">Open source (free to use)</text:p>
        </text:list-item>
        <text:list-item>
          <text:p text:style-name="P6">Provide many interfaces.</text:p>
        </text:list-item>
        <text:list-item>
          <text:p text:style-name="P5"><text:span text:style-name="T17">Can </text:span><text:span text:style-name="T16">work with very large spreadsheets, but required less memory.</text:span></text:p>
        </text:list-item>
      </text:list>
      <text:p text:style-name="P4">- Disadvantage:</text:p>
      <text:list xml:id="list1963294897" text:style-name="L4">
        <text:list-item>
          <text:p text:style-name="P7">A more complex library than other libraries</text:p>
        </text:list-item>
        <text:list-item>
          <text:p text:style-name="P7">Must use specified interfaces for different format files.</text:p>
        </text:list-item>
        <text:list-item>
          <text:p text:style-name="P8">Compatibility is poor</text:p>
        </text:list-item>
      </text:list>
      <text:p text:style-name="P3">- <text:span text:style-name="T4">System requirements:</text:span></text:p>
      <text:list xml:id="list4205092835" text:style-name="L6">
        <text:list-item>
          <text:p text:style-name="P15">. <text:span text:style-name="T4">JDK 1.5 or above</text:span></text:p>
        </text:list-item>
        <text:list-item>
          <text:p text:style-name="P15">. <text:span text:style-name="T4">Memory: 1 GB RAM </text:span>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line-height="105%" fo:text-indent="0in" style:auto-text-indent="fals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3T10:40:53.766000000</dc:date>
    <meta:editing-duration>PT5H15M1S</meta:editing-duration>
    <meta:editing-cycles>1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4" meta:word-count="134" meta:character-count="769" meta:non-whitespace-character-count="670"/>
  </office:meta>
</office:document-meta>
</file>